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10" style:family="table-column">
      <style:table-column-properties fo:break-before="auto" style:column-width="3.4736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5.5492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2" style:family="table-column">
      <style:table-column-properties fo:break-before="auto" style:column-width="1.1252in"/>
    </style:style>
    <style:style style:name="co23" style:family="table-column">
      <style:table-column-properties fo:break-before="auto" style:column-width="0.852in"/>
    </style:style>
    <style:style style:name="co24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fo:wrap-option="no-wrap"/>
      <style:text-properties style:font-name="Courier New"/>
    </style:style>
    <style:style style:name="ce15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0pt" style:font-size-asian="10pt" style:font-size-complex="10pt"/>
    </style:style>
    <style:style style:name="ce27" style:family="table-cell" style:parent-style-name="Default" style:data-style-name="N100">
      <style:table-cell-properties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/>
    </style:style>
    <style:style style:name="ce3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2" table:default-cell-style-name="ce10"/>
        <table:table-column table:style-name="co2" table:default-cell-style-name="ce9"/>
        <table:table-column table:style-name="co23" table:default-cell-style-name="ce9"/>
        <table:table-column table:style-name="co24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Release:</text:p>
          </table:table-cell>
          <table:table-cell table:style-name="ce27" office:value-type="string">
            <text:p>0xBE73FE</text:p>
          </table:table-cell>
          <table:table-cell table:style-name="ce32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19F</text:p>
          </table:table-cell>
          <table:table-cell table:style-name="ce32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22B</text:p>
          </table:table-cell>
          <table:table-cell table:style-name="ce32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7" office:value-type="string">
            <text:p>byte</text:p>
          </table:table-cell>
          <table:table-cell table:style-name="ce33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8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 table:style-name="ce27"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9" office:value-type="string">
            <text:p>0x13A466C</text:p>
          </table:table-cell>
          <table:table-cell table:style-name="ce32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7" office:value-type="string">
            <text:p>0x13A882C</text:p>
          </table:table-cell>
          <table:table-cell table:style-name="ce32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2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8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2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2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2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2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2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2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0x12E3C3C</text:p>
          </table:table-cell>
          <table:table-cell table:style-name="ce14" office:value-type="string">
            <text:p>float</text:p>
          </table:table-cell>
          <table:table-cell table:style-name="ce32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2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2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2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2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2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4"/>
          <table:table-cell table:style-name="ce11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578</text:p>
          </table:table-cell>
          <table:table-cell table:style-name="ce15" office:value-type="string">
            <text:p>DarkSouls.exe+F7C578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 menu stuff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menu entrie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Debug menu statu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5" office:value-type="string">
            <text:p>Debug menu off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1</text:p>
          </table:table-cell>
          <table:table-cell table:style-name="ce15" office:value-type="string">
            <text:p>Debug menu activ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2</text:p>
          </table:table-cell>
          <table:table-cell table:style-name="ce15" office:value-type="string">
            <text:p>Debug menu display only</text:p>
          </table:table-cell>
          <table:table-cell table:style-name="ce15" table:number-columns-repeated="1021"/>
        </table:table-row>
        <table:table-row table:style-name="ro3" table:number-rows-repeated="2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table:style-name="ce15" office:value-type="string">
            <text:p>0x13784A0</text:p>
          </table:table-cell>
          <table:table-cell table:style-name="ce15" office:value-type="string">
            <text:p>Darksouls.exe+F784A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C660</text:p>
          </table:table-cell>
          <table:table-cell table:style-name="ce15" office:value-type="string">
            <text:p>Darksouls.exe+F7C660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Misc Data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A7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Current Save Slo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x pos (not visible sign)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z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Area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World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Bonfire I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1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bRequestToEndin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FpsDisconnec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nline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TitleStar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E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nvasion Type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5" office:value-type="string">
            <text:p>Confirm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DisableAllAreaEn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Even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Map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F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Brea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Hi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Lo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FX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5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oun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6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bjBreakRecord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7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AutoMapWarp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ChrNpcWanderTe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9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bgChrAllDea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8544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7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long</text:p>
          </table:table-cell>
          <table:table-cell table:style-name="ce15" office:value-type="string">
            <text:p>Type of SOS Sign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0">
            <text:p>0</text:p>
          </table:table-cell>
          <table:table-cell table:style-name="ce15" office:value-type="string">
            <text:p>White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1">
            <text:p>1</text:p>
          </table:table-cell>
          <table:table-cell table:style-name="ce15" office:value-type="string">
            <text:p>Cracked Red Eye Orb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string">
            <text:p>Red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B</text:p>
          </table:table-cell>
          <table:table-cell table:style-name="ce15" office:value-type="string">
            <text:p>Blue Eye Orb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CE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Network.Properties</text:p>
          </table:table-cell>
          <table:table-cell table:style-name="ce15" table:number-columns-repeated="1023"/>
        </table:table-row>
        <table:table-row table:style-name="ro3">
          <table:table-cell table:style-name="ce15" office:value-type="string">
            <text:p>+0x00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Interval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8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Num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C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FirstLevelRangeMax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4" office:value-type="string">
            <text:p>long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30" office:value-type="string">
            <text:p>00003</text:p>
          </table:table-cell>
          <table:table-cell table:style-name="ce14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/>
          <table:table-cell table:style-name="ce14" office:value-type="string">
            <text:p>Capra Demon Dead</text:p>
          </table:table-cell>
          <table:table-cell table:style-name="ce13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4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7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0"/>
          <table:table-cell table:number-columns-repeated="1020"/>
        </table:table-row>
        <table:table-row table:style-name="ro3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3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Debug:</text:p>
          </table:table-cell>
          <table:table-cell table:style-name="ce16" office:value-type="string">
            <text:p>0x0137C688</text:p>
          </table:table-cell>
          <table:table-cell table:style-name="ce18" office:value-type="string">
            <text:p>DarkSouls.exe+F7C688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0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c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D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E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P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F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0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1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Silenc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2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amag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4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Hit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5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6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ov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7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Update Ai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9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Omission Mo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8" office:value-type="string">
            <text:p>0x13784E4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9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3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2DEFEB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9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3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19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3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3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3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3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[GameStats+0x2C]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Game Options</text:p>
          </table:table-cell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Spee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5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Pad Vibra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6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rightnes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7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ound Typ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8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GM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9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Voic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lood Leve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8" office:value-type="string">
            <text:p>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1</text:p>
          </table:table-cell>
          <table:table-cell table:style-name="ce18" office:value-type="string">
            <text:p>Norma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2</text:p>
          </table:table-cell>
          <table:table-cell table:style-name="ce18" office:value-type="string">
            <text:p>Mil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ption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HUD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X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F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Y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0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LockOn Auto Swit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1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Auto avoidance wall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2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Join Leaderboar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3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ebug, Rank Register Profile Idx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table:style-name="ce13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0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4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4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4</text:p>
          </table:table-cell>
          <table:table-cell table:style-name="ce14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0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20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3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3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3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3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84D3</text:p>
          </table:table-cell>
          <table:table-cell table:style-name="ce18" office:value-type="string">
            <text:p>Darksouls.exe+F784D3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byte</text:p>
          </table:table-cell>
          <table:table-cell table:style-name="ce18" office:value-type="string">
            <text:p>Deal max damage on all hit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on't take damag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No hitbox collis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ttac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pproa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y AI 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3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3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3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3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3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3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3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3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95E0</text:p>
          </table:table-cell>
          <table:table-cell table:style-name="ce15" office:value-type="string">
            <text:p>DarkSouls.exe+F795E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D7A0</text:p>
          </table:table-cell>
          <table:table-cell table:style-name="ce15" office:value-type="string">
            <text:p>DarkSouls.exe+F7D7A0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ed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9658</text:p>
          </table:table-cell>
          <table:table-cell table:style-name="ce15" office:value-type="string">
            <text:p>DarkSouls.exe+F79658</text:p>
          </table:table-cell>
          <table:table-cell table:style-name="ce15" table:number-columns-repeated="1021"/>
        </table:table-row>
        <table:table-row table:style-name="ro3">
          <table:table-cell table:style-name="ce18" office:value-type="string">
            <text:p>Debug:</text:p>
          </table:table-cell>
          <table:table-cell table:style-name="ce15" office:value-type="string">
            <text:p>0x137D818</text:p>
          </table:table-cell>
          <table:table-cell table:style-name="ce15" office:value-type="string">
            <text:p>DarkSouls.exe+F7D818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lue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D6BC</text:p>
          </table:table-cell>
          <table:table-cell table:style-name="ce15" office:value-type="string">
            <text:p>DarkSouls.exe+F7D6BC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8187C</text:p>
          </table:table-cell>
          <table:table-cell table:style-name="ce15" office:value-type="string">
            <text:p>DarkSouls.exe+F8187C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ItemBags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Number of Item Bag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C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last item ba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3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first item bag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ItemBagData</text:p>
          </table:table-cell>
          <table:table-cell table:style-name="ce15" office:value-type="string">
            <text:p>0xD0</text:p>
          </table:table-cell>
          <table:table-cell table:style-name="ce15" table:number-columns-repeated="1022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previous item in li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next item in list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X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Z po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4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tem I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31" office:value-type="string">
            <text:p>0x137D648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DC70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3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3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3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3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9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3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10478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6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10" table:default-cell-style-name="ce20"/>
        <table:table-column table:style-name="co11" table:default-cell-style-name="ce24"/>
        <table:table-column table:style-name="co11" table:default-cell-style-name="ce20"/>
        <table:table-column table:style-name="co12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7/17/2016</text:date>, <text:time>02:0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7-17T02:01:27.92</dc:date>
    <meta:editing-duration>P8DT12H55M52S</meta:editing-duration>
    <meta:editing-cycles>436</meta:editing-cycles>
    <meta:generator>OpenOffice/4.1.2$Win32 OpenOffice.org_project/412m3$Build-9782</meta:generator>
    <meta:document-statistic meta:table-count="11" meta:cell-count="2872" meta:object-count="0"/>
  </office:meta>
</office:document-meta>
</file>